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26c47e"/>
    </style:style>
    <style:style style:name="P3" style:family="paragraph" style:parent-style-name="Text_20_body" style:list-style-name="L1">
      <style:text-properties officeooo:rsid="0020bdab" officeooo:paragraph-rsid="0020bdab"/>
    </style:style>
    <style:style style:name="T1" style:family="text">
      <style:text-properties officeooo:rsid="0020f0a9"/>
    </style:style>
    <style:style style:name="T2" style:family="text">
      <style:text-properties officeooo:rsid="0021ed8a"/>
    </style:style>
    <style:style style:name="T3" style:family="text">
      <style:text-properties officeooo:rsid="00225f4f"/>
    </style:style>
    <style:style style:name="T4" style:family="text">
      <style:text-properties officeooo:rsid="002317db"/>
    </style:style>
    <style:style style:name="T5" style:family="text">
      <style:text-properties officeooo:rsid="002355a0"/>
    </style:style>
    <style:style style:name="T6" style:family="text">
      <style:text-properties officeooo:rsid="00240382"/>
    </style:style>
    <style:style style:name="T7" style:family="text">
      <style:text-properties officeooo:rsid="0025a054"/>
    </style:style>
    <style:style style:name="T8" style:family="text">
      <style:text-properties officeooo:rsid="0026c47e"/>
    </style:style>
    <style:style style:name="T9" style:family="text">
      <style:text-properties officeooo:rsid="002bedda"/>
    </style:style>
    <style:style style:name="T10" style:family="text">
      <style:text-properties officeooo:rsid="0031b411"/>
    </style:style>
    <style:style style:name="T11" style:family="text">
      <style:text-properties officeooo:rsid="0032a73d"/>
    </style:style>
    <style:style style:name="T12" style:family="text">
      <style:text-properties officeooo:rsid="00354b53"/>
    </style:style>
    <style:style style:name="T13" style:family="text">
      <style:text-properties officeooo:rsid="00379cc0"/>
    </style:style>
    <style:style style:name="T14" style:family="text">
      <style:text-properties officeooo:rsid="0038a26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omans 10:1-4</text:h>
      <text:list xml:id="list2064806712" text:style-name="L1">
        <text:list-item>
          <text:p text:style-name="P1"><text:bookmark text:name="en-GNT-31223"/>My friends, how I wish with all my heart that my own people might be saved! How I pray to God for them! I can assure you that they are deeply devoted to God; but their devotion is not based on true knowledge. They have not known the way in which God puts people right with himself, and instead, they have tried to set up their own way; and so they did not submit themselves to God's way of putting people right. For Christ has brought the Law to an end, so that everyone who believes is put right with God.</text:p>
        </text:list-item>
        <text:list-item>
          <text:p text:style-name="P3">Paul wishes for the Isrealites to be saved. He prays and preaches to them so they may know and accept the way of salvation. <text:span text:style-name="T1">We should have </text:span><text:span text:style-name="T9">a</text:span><text:span text:style-name="T1"> heart like Pauls, the heart that wishes for all people to be saved. With this kind of heart/love we’ll preach and pray for all people. </text:span><text:span text:style-name="T11">The</text:span><text:span text:style-name="T2"> loving heart we have for our beloved, we should also have for all people.</text:span></text:p>
        </text:list-item>
        <text:list-item>
          <text:p text:style-name="P2"><text:span text:style-name="T3">Paul testifies that the Israelites are devoted to God but they are doing it the wrong way, their way. </text:span><text:span text:style-name="T4">They’ve chosen their own way </text:span><text:span text:style-name="T12">but</text:span><text:span text:style-name="T4"> not Jesus Christ way, hence, they are losing out on salvation. </text:span><text:span text:style-name="T5">The right knowledge is key, the Spirit discerns to/</text:span><text:span text:style-name="T6">upon</text:span><text:span text:style-name="T5"> us the true knowledge. </text:span><text:span text:style-name="T6">The same is happening today, </text:span><text:span text:style-name="T13">some </text:span><text:span text:style-name="T6">people are devoted to God but they are doing it the wrong way. </text:span><text:span text:style-name="T7">T</text:span><text:span text:style-name="T6">hey are surrendering their praise to God through prophets or other men of God, </text:span><text:span text:style-name="T7">which is wrong. </text:span><text:span text:style-name="T14">John 14:6 – </text:span><text:span text:style-name="T7">Jesus Christ is the way, the truth and the light; noone goes to the father except through him. </text:span><text:span text:style-name="T8">We’re put right with God through Christ and not through another huma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1T09:35:38.661927991</meta:creation-date>
    <dc:date>2021-08-11T09:57:10.846381878</dc:date>
    <meta:editing-duration>PT21M22S</meta:editing-duration>
    <meta:editing-cycles>20</meta:editing-cycles>
    <meta:generator>LibreOffice/6.4.7.2$Linux_X86_64 LibreOffice_project/40$Build-2</meta:generator>
    <meta:document-statistic meta:table-count="0" meta:image-count="0" meta:object-count="0" meta:page-count="1" meta:paragraph-count="4" meta:word-count="291" meta:character-count="1522" meta:non-whitespace-character-count="1237"/>
  </office:meta>
</office:document-meta>
</file>